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B886B310.png" manifest:media-type="image/png"/>
  <manifest:file-entry manifest:full-path="Pictures/10000201000000400000004088283442.png" manifest:media-type="image/png"/>
  <manifest:file-entry manifest:full-path="Pictures/100002010000004000000040BED542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ff3333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ffffff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Arrow" draw:marker-end-width="0.23cm" draw:marker-end-center="false" draw:fill="solid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63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USE CASE DIAGRAM</text:span></text:p>
        </draw:rect>
        <draw:rect draw:style-name="gr2" draw:text-style-name="P3" draw:layer="layout" svg:width="27.7cm" svg:height="0.735cm" svg:x="1cm" svg:y="1.789cm">
          <text:p text:style-name="P1"><text:span text:style-name="T2">Objective :</text:span><text:span text:style-name="T3"> break down the system into features / tasks <text:s/>- </text:span><text:span text:style-name="T2">Example <text:s/>:</text:span><text:span text:style-name="T3"> Application / Software use case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4.732cm" svg:height="0.55cm" svg:x="7.477cm" svg:y="4.683cm">
            <text:p text:style-name="P1"><text:span text:style-name="T4">APPLICATION / SOFTWARE SYSTEM</text:span></text:p>
          </draw:rect>
          <draw:rect draw:style-name="gr4" draw:text-style-name="P5" draw:layer="layout" svg:width="14.732cm" svg:height="7.451cm" svg:x="7.477cm" svg:y="5.233cm">
            <text:p text:style-name="P1"><text:span text:style-name="T5">FEATURES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5" draw:text-style-name="P4" draw:layer="layout" svg:width="3.766cm" svg:height="0.5cm" svg:x="8.428cm" svg:y="5.899cm">
            <text:p text:style-name="P1"><text:span text:style-name="T4">FRONTEND</text:span></text:p>
          </draw:rect>
          <draw:rect draw:style-name="gr6" draw:text-style-name="P5" draw:layer="layout" svg:width="5.272cm" svg:height="3.725cm" svg:x="8.428cm" svg:y="6.399cm">
            <text:p/>
          </draw:rect>
        </draw:g>
        <draw:rect draw:name="process message" draw:style-name="gr7" draw:text-style-name="P5" xml:id="id2" draw:id="id2" draw:layer="layout" svg:width="4.699cm" svg:height="0.849cm" svg:x="8.819cm" svg:y="8.406cm">
          <svg:title>process-message</svg:title>
          <svg:desc>Process/Message : Action, Message, Use case, Notification
-&gt; From UML Action symbol </svg:desc>
          <text:p text:style-name="P1"><text:span text:style-name="T6">LIST / FIND RESSOURCES</text:span></text:p>
          <text:p text:style-name="P1"><text:span text:style-name="T5">Select/view, Search, Filter, Sort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4" draw:layer="layout" svg:width="3.615cm" svg:height="0.5cm" svg:x="16.367cm" svg:y="6.092cm">
            <text:p text:style-name="P1"><text:span text:style-name="T4">BACKEND</text:span></text:p>
          </draw:rect>
          <draw:rect draw:style-name="gr9" draw:text-style-name="P5" draw:layer="layout" svg:width="5.06cm" svg:height="5.503cm" svg:x="16.367cm" svg:y="6.592cm">
            <text:p/>
          </draw:rect>
        </draw:g>
        <draw:rect draw:name="process message" draw:style-name="gr10" draw:text-style-name="P5" xml:id="id4" draw:id="id4" draw:layer="layout" svg:width="4.191cm" svg:height="0.869cm" svg:x="16.655cm" svg:y="8.278cm">
          <svg:title>process-message</svg:title>
          <svg:desc>Process/Message : Action, Message, Use case, Notification
-&gt; From UML Action symbol </svg:desc>
          <text:p text:style-name="P1"><text:span text:style-name="T6">MANAGE RESOURCES :</text:span></text:p>
          <text:p text:style-name="P1"><text:span text:style-name="T5">Create, Read, Update, Delete</text:span></text:p>
        </draw:rect>
        <draw:g draw:name="role" xml:id="id1" draw:id="id1">
          <svg:title>role</svg:title>
          <svg:desc>Role : Actor basic roles (Architect, Admin, Editor, Suscriber, Visitor, User)
-&gt; From UML actor symbol (Use case diagram)</svg:desc>
          <draw:path draw:style-name="gr11" draw:text-style-name="P6" draw:layer="layout" svg:width="0.652cm" svg:height="1.167cm" svg:x="5.071cm" svg:y="6.08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2" draw:text-style-name="P4" draw:layer="layout" svg:width="2.5cm" svg:height="0.5cm" svg:x="4.175cm" svg:y="7.354cm">
            <text:p text:style-name="P1"><text:span text:style-name="T4">User</text:span></text:p>
          </draw:rect>
        </draw:g>
        <draw:g draw:name="role" xml:id="id3" draw:id="id3">
          <svg:title>role</svg:title>
          <svg:desc>Role : Actor basic roles (Architect, Admin, Editor, Suscriber, Visitor, User)
-&gt; From UML actor symbol (Use case diagram)</svg:desc>
          <draw:path draw:style-name="gr13" draw:text-style-name="P6" draw:layer="layout" svg:width="0.652cm" svg:height="1.167cm" svg:x="23.557cm" svg:y="4.94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4" draw:text-style-name="P4" draw:layer="layout" svg:width="2.5cm" svg:height="0.5cm" svg:x="22.661cm" svg:y="6.215cm">
            <text:p text:style-name="P1"><text:span text:style-name="T4">Admin</text:span></text:p>
          </draw:rect>
        </draw:g>
        <draw:connector draw:name="connector" draw:style-name="gr15" draw:text-style-name="P7" draw:layer="layout" svg:x1="5.425cm" svg:y1="7.854cm" svg:x2="8.819cm" svg:y2="8.83cm" draw:start-shape="id1" draw:start-glue-point="2" draw:end-shape="id2" draw:end-glue-point="3" svg:d="M5425 7854v976h3394" svg:viewBox="0 0 3395 97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6" draw:text-style-name="P7" draw:layer="layout" svg:x1="23.911cm" svg:y1="6.715cm" svg:x2="20.846cm" svg:y2="8.712cm" draw:start-shape="id3" draw:start-glue-point="2" draw:end-shape="id4" draw:end-glue-point="1" svg:d="M23911 6715v1997h-3065" svg:viewBox="0 0 3066 19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rect draw:name="process message" draw:style-name="gr17" draw:text-style-name="P5" xml:id="id7" draw:id="id7" draw:layer="layout" svg:width="4.191cm" svg:height="0.869cm" svg:x="16.655cm" svg:y="9.528cm">
          <svg:title>process-message</svg:title>
          <svg:desc>Process/Message : Action, Message, Use case, Notification
-&gt; From UML Action symbol </svg:desc>
          <text:p text:style-name="P1"><text:span text:style-name="T6">MANAGE USERS :</text:span></text:p>
          <text:p text:style-name="P1"><text:span text:style-name="T5">Create, Read, Update, Delete</text:span></text:p>
        </draw:rect>
        <draw:rect draw:name="process message" draw:style-name="gr18" draw:text-style-name="P5" xml:id="id6" draw:id="id6" draw:layer="layout" svg:width="4.191cm" svg:height="0.869cm" svg:x="16.655cm" svg:y="7.008cm">
          <svg:title>process-message</svg:title>
          <svg:desc>Process/Message : Action, Message, Use case, Notification
-&gt; From UML Action symbol </svg:desc>
          <text:p text:style-name="P1"><text:span text:style-name="T6">OPEN / CLOSE SESSION :</text:span></text:p>
          <text:p text:style-name="P1"><text:span text:style-name="T5">Login/Logout/Error connexion</text:span></text:p>
        </draw:rect>
        <draw:rect draw:name="process message" draw:style-name="gr19" draw:text-style-name="P5" xml:id="id5" draw:id="id5" draw:layer="layout" svg:width="4.699cm" svg:height="0.849cm" svg:x="8.82cm" svg:y="6.842cm">
          <svg:title>process-message</svg:title>
          <svg:desc>Process/Message : Action, Message, Use case, Notification
-&gt; From UML Action symbol </svg:desc>
          <text:p text:style-name="P1"><text:span text:style-name="T6">OPEN / CLOSE PROGRAM :</text:span></text:p>
          <text:p text:style-name="P1"><text:span text:style-name="T5">Start/End program</text:span></text:p>
        </draw:rect>
        <draw:rect draw:name="process message" draw:style-name="gr20" draw:text-style-name="P5" xml:id="id8" draw:id="id8" draw:layer="layout" svg:width="4.191cm" svg:height="0.869cm" svg:x="16.655cm" svg:y="10.691cm">
          <svg:title>process-message</svg:title>
          <svg:desc>Process/Message : Action, Message, Use case, Notification
-&gt; From UML Action symbol </svg:desc>
          <text:p text:style-name="P1"><text:span text:style-name="T6">SETTING PROGRAM : </text:span></text:p>
          <text:p text:style-name="P1"><text:span text:style-name="T5">Config Options, add Plugins</text:span></text:p>
        </draw:rect>
        <draw:connector draw:name="connector" draw:style-name="gr21" draw:text-style-name="P7" draw:layer="layout" svg:x1="5.425cm" svg:y1="7.854cm" svg:x2="8.82cm" svg:y2="7.266cm" draw:start-shape="id1" draw:start-glue-point="2" draw:end-shape="id5" draw:end-glue-point="3" svg:d="M5425 7854v501h2323v-1089h1072" svg:viewBox="0 0 3396 109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2" draw:text-style-name="P7" draw:layer="layout" svg:x1="23.911cm" svg:y1="6.715cm" svg:x2="20.846cm" svg:y2="7.442cm" draw:start-shape="id3" draw:start-glue-point="2" draw:end-shape="id6" draw:end-glue-point="1" svg:d="M23911 6715v727h-3065" svg:viewBox="0 0 3066 72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3" draw:text-style-name="P7" draw:layer="layout" svg:x1="23.911cm" svg:y1="6.715cm" svg:x2="20.846cm" svg:y2="9.962cm" draw:start-shape="id3" draw:start-glue-point="2" draw:end-shape="id7" draw:end-glue-point="1" svg:d="M23911 6715v3247h-3065" svg:viewBox="0 0 3066 324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4" draw:text-style-name="P7" draw:layer="layout" svg:x1="23.911cm" svg:y1="6.715cm" svg:x2="20.846cm" svg:y2="11.125cm" draw:start-shape="id3" draw:start-glue-point="2" draw:end-shape="id8" draw:end-glue-point="1" svg:d="M23911 6715v4410h-3065" svg:viewBox="0 0 3066 441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25" draw:text-style-name="P4" draw:layer="layout" svg:width="4.927cm" svg:height="0.431cm" svg:x="5.191cm" svg:y="13.403cm">
            <text:p text:style-name="P1"><text:span text:style-name="T4">BASIC FEATURES LIST</text:span></text:p>
          </draw:rect>
          <draw:rect draw:style-name="gr26" draw:text-style-name="P5" draw:layer="layout" svg:width="18.542cm" svg:height="3.803cm" svg:x="5.191cm" svg:y="13.834cm">
            <text:p/>
          </draw:rect>
        </draw:g>
        <draw:g draw:name="note">
          <svg:title>note</svg:title>
          <svg:desc>Note : Glossary, Dictionary, Comments and Details
-&gt; From UML note symbol</svg:desc>
          <draw:custom-shape draw:style-name="gr27" draw:text-style-name="P8" draw:layer="layout" svg:width="3.048cm" svg:height="0.508cm" svg:x="5.699cm" svg:y="15.097cm">
            <text:p text:style-name="P1"><text:span text:style-name="T7">Features 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3.556cm" svg:height="0.739cm" svg:x="5.699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" draw:text-style-name="P4" draw:layer="layout" svg:width="0.507cm" svg:height="0.507cm" svg:x="8.747cm" svg:y="15.097cm" svg:viewBox="0 0 508 508" draw:points="0,508 0,0 508,508">
            <text:p/>
          </draw:polygon>
        </draw:g>
        <draw:g draw:name="note">
          <svg:title>note</svg:title>
          <svg:desc>Note : Glossary, Dictionary, Comments and Details
-&gt; From UML note symbol</svg:desc>
          <draw:custom-shape draw:style-name="gr30" draw:text-style-name="P8" draw:layer="layout" svg:width="3.048cm" svg:height="0.508cm" svg:x="10.306cm" svg:y="15.097cm">
            <text:p text:style-name="P1"><text:span text:style-name="T7">Feature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3.556cm" svg:height="0.739cm" svg:x="10.306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4" draw:layer="layout" svg:width="0.507cm" svg:height="0.507cm" svg:x="13.354cm" svg:y="15.097cm" svg:viewBox="0 0 508 508" draw:points="0,508 0,0 508,508">
            <text:p/>
          </draw:polygon>
        </draw:g>
        <draw:g draw:name="note">
          <svg:title>note</svg:title>
          <svg:desc>Note : Glossary, Dictionary, Comments and Details
-&gt; From UML note symbol</svg:desc>
          <draw:custom-shape draw:style-name="gr33" draw:text-style-name="P8" draw:layer="layout" svg:width="3.048cm" svg:height="0.508cm" svg:x="15.005cm" svg:y="15.097cm">
            <text:p text:style-name="P1"><text:span text:style-name="T7">Features 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0" draw:layer="layout" svg:width="3.556cm" svg:height="0.739cm" svg:x="15.005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" draw:text-style-name="P4" draw:layer="layout" svg:width="0.507cm" svg:height="0.507cm" svg:x="18.053cm" svg:y="15.097cm" svg:viewBox="0 0 508 508" draw:points="0,508 0,0 508,508">
            <text:p/>
          </draw:polygon>
        </draw:g>
        <draw:frame draw:style-name="gr36" draw:text-style-name="P11" draw:layer="layout" svg:width="1.651cm" svg:height="1.651cm" svg:x="17.81cm" svg:y="3.921cm">
          <draw:image xlink:href="Pictures/100002010000004000000040BED54230.png" xlink:type="simple" xlink:show="embed" xlink:actuate="onLoad">
            <text:p/>
          </draw:image>
        </draw:frame>
        <draw:frame draw:style-name="gr36" draw:text-style-name="P11" draw:layer="layout" svg:width="1.778cm" svg:height="1.778cm" svg:x="3.313cm" svg:y="6.072cm">
          <draw:image xlink:href="Pictures/100002010000004000000040B886B310.png" xlink:type="simple" xlink:show="embed" xlink:actuate="onLoad">
            <text:p/>
          </draw:image>
        </draw:frame>
        <draw:g draw:name="note">
          <svg:title>note</svg:title>
          <svg:desc>Note : Glossary, Dictionary, Comments and Details
-&gt; From UML note symbol</svg:desc>
          <draw:custom-shape draw:style-name="gr37" draw:text-style-name="P8" draw:layer="layout" svg:width="3.048cm" svg:height="0.508cm" svg:x="19.796cm" svg:y="15.097cm">
            <text:p text:style-name="P1"><text:span text:style-name="T7">Features 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0" draw:layer="layout" svg:width="3.556cm" svg:height="0.739cm" svg:x="19.796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4" draw:layer="layout" svg:width="0.507cm" svg:height="0.507cm" svg:x="22.844cm" svg:y="15.097cm" svg:viewBox="0 0 508 508" draw:points="0,508 0,0 508,508">
            <text:p/>
          </draw:polygon>
        </draw:g>
        <draw:frame draw:style-name="gr40" draw:text-style-name="P11" draw:layer="layout" svg:width="1.37cm" svg:height="1.37cm" svg:x="24.292cm" svg:y="4.953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41" draw:text-style-name="P12" draw:layer="layout" svg:width="1.524cm" svg:height="0.786cm" svg:x="3.386cm" svg:y="0.994cm">
            <text:p text:style-name="P1"><text:span text:style-name="T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3" draw:layer="layout" svg:width="1.524cm" svg:height="0.786cm" svg:x="3.386cm" svg:y="1.756cm">
            <text:p text:style-name="P1"><text:span text:style-name="T9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356cm" svg:height="0.356cm" svg:x="3.97cm" svg:y="1.59cm">
            <text:p text:style-name="P1"><text:span text:style-name="T10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6" draw:layer="layout" svg:width="2.047cm" svg:height="0.607cm" svg:x="3.16cm" svg:y="2.458cm">
            <draw:text-box>
              <text:p text:style-name="P15"><text:span text:style-name="T11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1:04:56.739000000</dc:date>
    <meta:editing-duration>PT4H17M34S</meta:editing-duration>
    <meta:editing-cycles>44</meta:editing-cycles>
    <meta:generator>LibreOffice/4.2.7.2$Windows_x86 LibreOffice_project/933c0aa564ec4f8883ed5732c866db48dca4dac5</meta:generator>
    <meta:document-statistic meta:object-count="56"/>
  </office:meta>
</office:document-meta>
</file>